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4A000000EC4BFFADE3.jpg" manifest:media-type="image/jpeg"/>
  <manifest:file-entry manifest:full-path="Pictures/200000080000144F0000089683C4D963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068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pr1" style:family="presentation" style:parent-style-name="Vorlage_5f_Impress_5f_Präsentation-title">
      <style:graphic-properties fo:min-height="5.159cm"/>
    </style:style>
    <style:style style:name="pr2" style:family="presentation" style:parent-style-name="Vorlage_5f_Impress_5f_Präsentation-notes">
      <style:graphic-properties draw:fill-color="#ffffff" draw:auto-grow-height="true" fo:min-height="13.364cm"/>
    </style:style>
    <style:style style:name="pr3" style:family="presentation" style:parent-style-name="Vorlage_5f_Impress_5f_Präsentation1-title">
      <style:graphic-properties draw:auto-grow-height="true" fo:min-height="2.545cm"/>
    </style:style>
    <style:style style:name="pr4" style:family="presentation" style:parent-style-name="Vorlage_5f_Impress_5f_Präsentation1-outline1">
      <style:graphic-properties fo:min-height="7.655cm"/>
    </style:style>
    <style:style style:name="pr5" style:family="presentation" style:parent-style-name="Vorlage_5f_Impress_5f_Präsentation1-notes">
      <style:graphic-properties draw:fill-color="#ffffff" draw:auto-grow-height="true" fo:min-height="13.364cm"/>
    </style:style>
    <style:style style:name="pr6" style:family="presentation" style:parent-style-name="Vorlage_5f_Impress_5f_Präsentation1-title">
      <style:graphic-properties fo:min-height="2.545cm"/>
    </style:style>
    <style:style style:name="pr7" style:family="presentation" style:parent-style-name="Vorlage_5f_Impress_5f_Präsentation1-outline1">
      <style:graphic-properties fo:min-height="12.756cm"/>
    </style:style>
    <style:style style:name="pr8" style:family="presentation" style:parent-style-name="Vorlage_5f_Impress_5f_Präsentation1-notes">
      <style:graphic-properties draw:fill-color="#ffffff" fo:min-height="13.364cm"/>
    </style:style>
    <style:style style:name="P1" style:family="paragraph">
      <style:paragraph-properties fo:margin-left="0.493cm" fo:margin-right="0cm" fo:margin-top="0.176cm" fo:margin-bottom="0cm" fo:text-indent="-0.489cm" style:punctuation-wrap="simple" style:line-break="normal"/>
    </style:style>
    <style:style style:name="P2" style:family="paragraph">
      <style:paragraph-properties fo:margin-left="0.493cm" fo:margin-right="0cm" fo:margin-top="0.176cm" fo:margin-bottom="0cm" fo:text-align="start" fo:text-indent="-0.489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65cm"/>
          <style:tab-stop style:position="25.713cm"/>
          <style:tab-stop style:position="26.961cm"/>
          <style:tab-stop style:position="28.208cm"/>
          <style:tab-stop style:position="29.456cm"/>
        </style:tab-stops>
      </style:paragraph-properties>
    </style:style>
    <style:style style:name="P3" style:family="paragraph">
      <style:paragraph-properties fo:margin-left="0.493cm" fo:margin-right="0cm" fo:margin-top="0.176cm" fo:margin-bottom="0cm" fo:text-align="start" fo:text-indent="-0.489cm" style:punctuation-wrap="simple" style:line-break="normal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loext:graphic-properties draw:fill-color="#ffffff"/>
    </style:style>
    <style:style style:name="T1" style:family="text">
      <style:text-properties fo:font-size="22pt" fo:language="de" fo:country="DE" fo:font-weight="bold" style:font-size-asian="22pt" style:font-weight-asian="bold" style:font-size-complex="22pt" style:font-weight-complex="bold"/>
    </style:style>
    <style:style style:name="T2" style:family="text">
      <style:text-properties fo:font-size="6pt" fo:language="de" fo:country="DE" fo:font-weight="bold" style:font-size-asian="6pt" style:font-weight-asian="bold" style:font-size-complex="6pt" style:font-weight-complex="bold"/>
    </style:style>
    <style:style style:name="T3" style:family="text">
      <style:text-properties fo:font-size="20pt" fo:language="de" fo:country="DE" style:font-size-asian="20pt" style:font-size-complex="20pt"/>
    </style:style>
    <style:style style:name="T4" style:family="text">
      <style:text-properties fo:font-size="18pt" fo:language="de" fo:country="DE" style:font-size-asian="18pt" style:font-size-complex="18pt"/>
    </style:style>
    <style:style style:name="T5" style:family="text">
      <style:text-properties fo:font-size="6pt" fo:language="de" fo:country="DE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_5f_Impress_5f_Präsentation" presentation:presentation-page-layout-name="AL1T0">
        <draw:frame presentation:style-name="pr1" draw:layer="layout" svg:width="18.45cm" svg:height="5.159cm" svg:x="1cm" svg:y="1.241cm" presentation:class="title" presentation:user-transformed="true">
          <draw:text-box>
            <text:p>„Spill and Fill“ Implementierung im AMIDAR Framestack </text:p>
          </draw:text-box>
        </draw:frame>
        <draw:frame draw:style-name="gr1" draw:text-style-name="P4" draw:layer="layout" svg:width="17.299cm" svg:height="10.328cm" svg:x="7.4cm" svg:y="7.399cm">
          <draw:text-box>
            <text:list text:style-name="L2">
              <text:list-header>
                <text:p text:style-name="P1"><text:span text:style-name="T1">Projektseminar</text:span><text:span text:style-name="T1"><text:tab/></text:span></text:p>
                <text:p text:style-name="P1"><text:span text:style-name="T2"/></text:p>
                <text:p text:style-name="P1"><text:span text:style-name="T1">Robert Wiesner</text:span></text:p>
                <text:p text:style-name="P1"><text:span text:style-name="T3"/></text:p>
                <text:p text:style-name="P2"><text:span text:style-name="T4">Supervisor: </text:span><text:span text:style-name="T4"><text:tab/></text:span><text:span text:style-name="T4">Name</text:span></text:p>
                <text:p text:style-name="P3"><text:span text:style-name="T5"/></text:p>
                <text:p text:style-name="P2"><text:span text:style-name="T4">Date:</text:span><text:span text:style-name="T4"><text:tab/></text:span><text:span text:style-name="T4"><text:tab/></text:span><text:span text:style-name="T4">11.12.2016</text:span></text:p>
                <text:p text:style-name="P3"><text:span text:style-name="T4"/></text:p>
                <text:p text:style-name="P3"><text:span text:style-name="T5"/></text:p>
                <text:p text:style-name="P3"><text:span text:style-name="T4">TU Darmstadt</text:span></text:p>
                <text:p text:style-name="P3"><text:span text:style-name="T4">Fachgebiet Rechnersysteme</text:span></text:p>
                <text:p text:style-name="P3"><text:span text:style-name="T4">Prof. Dr.-Ing. Christian Hochberg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orlage_5f_Impress_5f_Präsentation1" presentation:presentation-page-layout-name="AL2T1">
        <draw:frame presentation:style-name="pr3" draw:layer="layout" svg:width="18.45cm" svg:height="2.545cm" svg:x="0.7cm" svg:y="1.017cm" presentation:class="title" presentation:user-transformed="true">
          <draw:text-box>
            <text:p>Overview</text:p>
          </draw:text-box>
        </draw:frame>
        <draw:frame presentation:style-name="pr4" draw:layer="layout" svg:width="23.933cm" svg:height="13.006cm" svg:x="0.697cm" svg:y="4.457cm" presentation:class="outline">
          <draw:text-box>
            <text:list text:style-name="L2">
              <text:list-item>
                <text:p>Aufgabenstellung</text:p>
              </text:list-item>
              <text:list-item>
                <text:p>Grundlagen</text:p>
              </text:list-item>
              <text:list-item>
                <text:p>Spill and Fill</text:p>
              </text:list-item>
              <text:list-item>
                <text:p>Implementierung</text:p>
              </text:list-item>
              <text:list-item>
                <text:p>Evaluation</text:p>
              </text:list-item>
              <text:list-item>
                <text:p>Fazit</text:p>
              </text:list-item>
              <text:list-item>
                <text:p>Ausblick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orlage_5f_Impress_5f_Präsentation1" presentation:presentation-page-layout-name="AL2T1">
        <draw:frame presentation:style-name="pr6" draw:layer="layout" svg:width="18.45cm" svg:height="2.545cm" svg:x="0.7cm" svg:y="0.089cm" presentation:class="title">
          <draw:text-box>
            <text:p>Aufgabenstellung</text:p>
          </draw:text-box>
        </draw:frame>
        <draw:frame presentation:style-name="pr7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orlage_5f_Impress_5f_Präsentation1" presentation:presentation-page-layout-name="AL2T1">
        <draw:frame presentation:style-name="pr6" draw:layer="layout" svg:width="18.45cm" svg:height="2.545cm" svg:x="0.7cm" svg:y="0.089cm" presentation:class="title">
          <draw:text-box>
            <text:p>Grundlagen</text:p>
          </draw:text-box>
        </draw:frame>
        <draw:frame presentation:style-name="pr7" draw:layer="layout" svg:width="23.933cm" svg:height="13.006cm" svg:x="0.697cm" svg:y="4.457cm" presentation:class="outline">
          <draw:text-box>
            <text:list text:style-name="L2">
              <text:list-item>
                <text:p>Spill and Fill</text:p>
              </text:list-item>
              <text:list-item>
                <text:p>Spill and Fill bei Sun Spark Prozessoren</text:p>
              </text:list-item>
              <text:list-item>
                <text:p>AMIDAR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orlage_5f_Impress_5f_Präsentation1" presentation:presentation-page-layout-name="AL2T1">
        <draw:frame presentation:style-name="pr6" draw:layer="layout" svg:width="18.45cm" svg:height="2.545cm" svg:x="0.7cm" svg:y="0.089cm" presentation:class="title" presentation:user-transformed="true">
          <draw:text-box>
            <text:p>Spill and Fill </text:p>
          </draw:text-box>
        </draw:frame>
        <draw:frame presentation:style-name="pr7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orlage_5f_Impress_5f_Präsentation1" presentation:presentation-page-layout-name="AL2T1">
        <draw:frame presentation:style-name="pr6" draw:layer="layout" svg:width="18.45cm" svg:height="2.545cm" svg:x="0.7cm" svg:y="0.089cm" presentation:class="title">
          <draw:text-box>
            <text:p>Spill and Fill bei Sun Spark Prozessoren</text:p>
          </draw:text-box>
        </draw:frame>
        <draw:frame presentation:style-name="pr7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lage_5f_Impress_5f_Präsentation1" presentation:presentation-page-layout-name="AL2T1">
        <draw:frame presentation:style-name="pr6" draw:layer="layout" svg:width="18.45cm" svg:height="2.545cm" svg:x="0.7cm" svg:y="0.089cm" presentation:class="title" presentation:user-transformed="true">
          <draw:text-box>
            <text:p>AMIDAR</text:p>
          </draw:text-box>
        </draw:frame>
        <draw:frame presentation:style-name="pr7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orlage_5f_Impress_5f_Präsentation1" presentation:presentation-page-layout-name="AL2T1">
        <draw:frame presentation:style-name="pr6" draw:layer="layout" svg:width="18.45cm" svg:height="2.545cm" svg:x="0.7cm" svg:y="0.089cm" presentation:class="title" presentation:user-transformed="true">
          <draw:text-box>
            <text:p>AMIDAR Framestack</text:p>
          </draw:text-box>
        </draw:frame>
        <draw:frame presentation:style-name="pr7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orlage_5f_Impress_5f_Präsentation1" presentation:presentation-page-layout-name="AL2T1">
        <draw:frame presentation:style-name="pr6" draw:layer="layout" svg:width="18.45cm" svg:height="2.545cm" svg:x="0.7cm" svg:y="0.089cm" presentation:class="title" presentation:user-transformed="true">
          <draw:text-box>
            <text:p>Implementierung</text:p>
          </draw:text-box>
        </draw:frame>
        <draw:frame presentation:style-name="pr7" draw:layer="layout" svg:width="23.933cm" svg:height="13.006cm" svg:x="0.697cm" svg:y="4.457cm" presentation:class="outline">
          <draw:text-box>
            <text:list text:style-name="L2">
              <text:list-item>
                <text:p>DRAM Anbindung über AXI</text:p>
              </text:list-item>
              <text:list-item>
                <text:p>Spill and Fill Windows</text:p>
              </text:list-item>
              <text:list-item>
                <text:p>Spill</text:p>
              </text:list-item>
              <text:list-item>
                <text:p>Fill</text:p>
              </text:list-item>
              <text:list-item>
                <text:p>Multithreading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orlage_5f_Impress_5f_Präsentation1" presentation:presentation-page-layout-name="AL2T1">
        <draw:frame presentation:style-name="pr6" draw:layer="layout" svg:width="18.45cm" svg:height="2.545cm" svg:x="0.7cm" svg:y="0.089cm" presentation:class="title" presentation:user-transformed="true">
          <draw:text-box>
            <text:p>Evaluation</text:p>
          </draw:text-box>
        </draw:frame>
        <draw:frame presentation:style-name="pr7" draw:layer="layout" svg:width="23.933cm" svg:height="13.006cm" svg:x="0.697cm" svg:y="4.457cm" presentation:class="outline">
          <draw:text-box>
            <text:list text:style-name="L2">
              <text:list-item>
                <text:p>Testumgebung</text:p>
              </text:list-item>
              <text:list-item>
                <text:p>Performance Messungen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Impress_5f_Präsentation-background" style:display-name="Vorlage_Impress_Präsentation-background" style:family="presentation">
      <style:graphic-properties draw:stroke="none" draw:fill="none"/>
      <style:text-properties style:letter-kerning="true"/>
    </style:style>
    <style:style style:name="Vorlage_5f_Impress_5f_Präsentation-backgroundobjects" style:display-name="Vorlage_Impress_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-notes" style:display-name="Vorlage_Impress_Prä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1" style:display-name="Vorlage_Impress_Präsentation-outline1" style:family="presentation">
      <style:graphic-properties draw:stroke="none" draw:fill="none" draw:auto-grow-height="false" draw:fit-to-size="shrink-to-fit">
        <text:list-style style:name="Vorlage_5f_Impress_5f_Präsentation-outline1" style:display-name="Vorlage_Impress_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2" style:display-name="Vorlage_Impress_Präsentation-outline2" style:family="presentation" style:parent-style-name="Vorlage_5f_Impress_5f_Präsentation-outline1">
      <style:paragraph-properties fo:margin-left="0cm" fo:margin-right="0cm" fo:margin-top="0.362cm" fo:margin-bottom="0cm" fo:text-indent="0cm"/>
      <style:text-properties style:font-name="Liberation Sans3" fo:font-family="'Liberation Sans'" style:font-style-name="Italic" style:font-family-generic="swiss" style:font-pitch="variable" fo:font-size="25.3999996185303pt" style:font-size-asian="28pt" style:font-size-complex="28pt"/>
    </style:style>
    <style:style style:name="Vorlage_5f_Impress_5f_Präsentation-outline3" style:display-name="Vorlage_Impress_Präsentation-outline3" style:family="presentation" style:parent-style-name="Vorlage_5f_Impress_5f_Präsentation-outline2">
      <style:paragraph-properties fo:margin-left="0cm" fo:margin-right="0cm" fo:margin-top="0.271cm" fo:margin-bottom="0cm" fo:text-indent="0cm"/>
      <style:text-properties style:font-name="Liberation Sans3" fo:font-family="'Liberation Sans'" style:font-style-name="Italic" style:font-family-generic="swiss" style:font-pitch="variable" fo:font-size="21.7999992370605pt" style:font-size-asian="24pt" style:font-size-complex="24pt"/>
    </style:style>
    <style:style style:name="Vorlage_5f_Impress_5f_Präsentation-outline4" style:display-name="Vorlage_Impress_Präsentation-outline4" style:family="presentation" style:parent-style-name="Vorlage_5f_Impress_5f_Präsentation-outline3">
      <style:paragraph-properties fo:margin-left="0cm" fo:margin-right="0cm" fo:margin-top="0.181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5" style:display-name="Vorlage_Impress_Präsentation-outline5" style:family="presentation" style:parent-style-name="Vorlage_5f_Impress_5f_Präsentation-outline4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6" style:display-name="Vorlage_Impress_Präsentation-outline6" style:family="presentation" style:parent-style-name="Vorlage_5f_Impress_5f_Präsentation-outline5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7" style:display-name="Vorlage_Impress_Präsentation-outline7" style:family="presentation" style:parent-style-name="Vorlage_5f_Impress_5f_Präsentation-outline6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8" style:display-name="Vorlage_Impress_Präsentation-outline8" style:family="presentation" style:parent-style-name="Vorlage_5f_Impress_5f_Präsentation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outline9" style:display-name="Vorlage_Impress_Präsentation-outline9" style:family="presentation" style:parent-style-name="Vorlage_5f_Impress_5f_Präsentation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subtitle" style:display-name="Vorlage_Impress_Präsentation-subtitle" style:family="presentation">
      <style:graphic-properties draw:stroke="none" draw:fill="none" draw:textarea-vertical-align="middle">
        <text:list-style style:name="Vorlage_5f_Impress_5f_Präsentation-subtitle" style:display-name="Vorlage_Impress_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title" style:display-name="Vorlage_Impress_Präsentation-title" style:family="presentation">
      <style:graphic-properties draw:stroke="none" draw:fill="none" draw:textarea-vertical-align="middle">
        <text:list-style style:name="Vorlage_5f_Impress_5f_Präsentation-title" style:display-name="Vorlage_Impress_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background" style:display-name="Vorlage_Impress_Präsentation1-background" style:family="presentation">
      <style:graphic-properties draw:stroke="none" draw:fill="none"/>
      <style:text-properties style:letter-kerning="true"/>
    </style:style>
    <style:style style:name="Vorlage_5f_Impress_5f_Präsentation1-backgroundobjects" style:display-name="Vorlage_Impress_Präsenta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1-notes" style:display-name="Vorlage_Impress_Präsent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1" style:display-name="Vorlage_Impress_Präsentation1-outline1" style:family="presentation">
      <style:graphic-properties draw:stroke="none" draw:fill="none" draw:auto-grow-height="false" draw:fit-to-size="shrink-to-fit">
        <text:list-style style:name="Vorlage_5f_Impress_5f_Präsentation1-outline1" style:display-name="Vorlage_Impress_Präsent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2" style:display-name="Vorlage_Impress_Präsentation1-outline2" style:family="presentation" style:parent-style-name="Vorlage_5f_Impress_5f_Präsentation1-outline1">
      <style:paragraph-properties fo:margin-top="0.4cm" fo:margin-bottom="0cm"/>
      <style:text-properties fo:font-size="22pt" style:font-size-asian="22pt" style:font-size-complex="22pt"/>
    </style:style>
    <style:style style:name="Vorlage_5f_Impress_5f_Präsentation1-outline3" style:display-name="Vorlage_Impress_Präsentation1-outline3" style:family="presentation" style:parent-style-name="Vorlage_5f_Impress_5f_Präsentation1-outline2">
      <style:paragraph-properties fo:margin-top="0.3cm" fo:margin-bottom="0cm"/>
      <style:text-properties fo:font-size="20pt" style:font-size-asian="20pt" style:font-size-complex="20pt"/>
    </style:style>
    <style:style style:name="Vorlage_5f_Impress_5f_Präsentation1-outline4" style:display-name="Vorlage_Impress_Präsentation1-outline4" style:family="presentation" style:parent-style-name="Vorlage_5f_Impress_5f_Präsentation1-outline3">
      <style:paragraph-properties fo:margin-top="0.2cm" fo:margin-bottom="0cm"/>
      <style:text-properties fo:font-size="18pt" style:font-size-asian="18pt" style:font-size-complex="18pt"/>
    </style:style>
    <style:style style:name="Vorlage_5f_Impress_5f_Präsentation1-outline5" style:display-name="Vorlage_Impress_Präsentation1-outline5" style:family="presentation" style:parent-style-name="Vorlage_5f_Impress_5f_Präsentation1-outline4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6" style:display-name="Vorlage_Impress_Präsentation1-outline6" style:family="presentation" style:parent-style-name="Vorlage_5f_Impress_5f_Präsentation1-outline5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7" style:display-name="Vorlage_Impress_Präsentation1-outline7" style:family="presentation" style:parent-style-name="Vorlage_5f_Impress_5f_Präsentation1-outline6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8" style:display-name="Vorlage_Impress_Präsentation1-outline8" style:family="presentation" style:parent-style-name="Vorlage_5f_Impress_5f_Präsentation1-outline7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9" style:display-name="Vorlage_Impress_Präsentation1-outline9" style:family="presentation" style:parent-style-name="Vorlage_5f_Impress_5f_Präsentation1-outline8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subtitle" style:display-name="Vorlage_Impress_Präsentation1-subtitle" style:family="presentation">
      <style:graphic-properties draw:stroke="none" draw:fill="none" draw:textarea-vertical-align="middle">
        <text:list-style style:name="Vorlage_5f_Impress_5f_Präsentation1-subtitle" style:display-name="Vorlage_Impress_Prä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title" style:display-name="Vorlage_Impress_Präsentation1-title" style:family="presentation">
      <style:graphic-properties draw:stroke="none" draw:fill="none" draw:textarea-vertical-align="middle">
        <text:list-style style:name="Vorlage_5f_Impress_5f_Präsentation1-title" style:display-name="Vorlage_Impress_Prä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bold" style:font-name-complex="Mangal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Mgr4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 style:protect="position siz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 style:protect="position size"/>
    </style:style>
    <style:style style:name="Mpr1" style:family="presentation" style:parent-style-name="Vorlage_5f_Impress_5f_Präsentation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2" style:family="presentation" style:parent-style-name="Vorlage_5f_Impress_5f_Präsentation-backgroundobjects">
      <style:graphic-properties svg:stroke-color="#9c1c26" svg:stroke-opacity="100%" draw:fill="solid" draw:fill-color="#004586" draw:textarea-vertical-align="middle" draw:auto-grow-height="false" fo:min-height="5.8cm" fo:min-width="24cm"/>
    </style:style>
    <style:style style:name="Mpr3" style:family="presentation" style:parent-style-name="Vorlage_5f_Impress_5f_Präsentation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4" style:family="presentation" style:parent-style-name="Vorlage_5f_Impress_5f_Präsentation-title">
      <style:graphic-properties draw:auto-grow-height="false" fo:min-height="3.181cm"/>
    </style:style>
    <style:style style:name="Mpr5" style:family="presentation" style:parent-style-name="Vorlage_5f_Impress_5f_Präsent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Vorlage_5f_Impress_5f_Präsent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orlage_5f_Impress_5f_Präsentation1-title">
      <style:graphic-properties draw:auto-grow-height="true" fo:min-height="2.545cm"/>
    </style:style>
    <style:style style:name="Mpr8" style:family="presentation" style:parent-style-name="Vorlage_5f_Impress_5f_Präsentation1-outline1">
      <style:graphic-properties fo:min-height="11.049cm"/>
    </style:style>
    <style:style style:name="Mpr9" style:family="presentation" style:parent-style-name="Vorlage_5f_Impress_5f_Präsentation1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10" style:family="presentation" style:parent-style-name="Vorlage_5f_Impress_5f_Präsentation1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11" style:family="presentation" style:parent-style-name="Vorlage_5f_Impress_5f_Präsentation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orlage_5f_Impress_5f_Präsent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4586"/>
      <style:paragraph-properties fo:text-align="center"/>
    </style:style>
    <style:style style:name="MP6" style:family="paragraph">
      <loext:graphic-properties draw:fill="none"/>
      <style:paragraph-properties fo:text-align="center"/>
      <style:text-properties style:letter-kerning="true"/>
    </style:style>
    <style:style style:name="MP7" style:family="paragraph">
      <style:paragraph-properties style:text-autospace="none"/>
    </style:style>
    <style:style style:name="MP8" style:family="paragraph">
      <loext:graphic-properties draw:fill="none" draw:fill-color="#ffffff"/>
      <style:paragraph-properties style:text-autospace="none"/>
      <style:text-properties fo:color="#000000" style:font-name="Arial1" fo:font-size="10pt" style:letter-kerning="true"/>
    </style:style>
    <style:style style:name="MP9" style:family="paragraph">
      <loext:graphic-properties draw:fill="solid" draw:fill-color="#004586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_5f_Impress_5f_Präsentation" style:display-name="Vorlage_Impress_Präsentation" style:page-layout-name="PM1" draw:style-name="Mdp1">
      <draw:frame presentation:style-name="Vorlage_5f_Impress_5f_Präsentation-outline1" draw:layer="backgroundobjects" svg:width="22.859cm" svg:height="7.905cm" svg:x="1.27cm" svg:y="7.6cm" presentation:class="outline" presentation:placeholder="true">
        <draw:text-box/>
      </draw:frame>
      <draw:custom-shape presentation:style-name="Mpr1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2-09">09.02.17</text:date></text:span><text:span text:style-name="MT2"> <text:s/>| <text:s/>TU Darmstadt <text:s/>| <text:s/>Fachgebiet Rechnersysteme <text:s/>| NAME <text:s/>| <text:s/></text:span><text:span text:style-name="MT2"><text:page-number>&lt;Foliennummer&gt;</text:page-number></text:span></text:p>
        </draw:text-box>
      </draw:frame>
      <draw:custom-shape presentation:style-name="Mpr2" draw:text-style-name="MP9" draw:layer="backgroundobjects" svg:width="24cm" svg:height="5.8cm" svg:x="0.7cm" svg:y="1.04cm">
        <text:p/>
        <draw:enhanced-geometry svg:viewBox="0 0 21600 21600" draw:mirror-horizontal="false" draw:mirror-vertical="false" draw:type="rectangle" draw:enhanced-path="M 0 0 L 21600 0 21600 21600 0 21600 0 0 Z N"/>
      </draw:custom-shape>
      <draw:line draw:style-name="Mgr3" draw:text-style-name="MP6" draw:layer="backgroundobjects" svg:x1="0.7cm" svg:y1="6.84cm" svg:x2="24.7cm" svg:y2="6.84cm">
        <text:p/>
      </draw:line>
      <draw:line presentation:style-name="Mpr3" draw:text-style-name="MP10" draw:layer="backgroundobjects" svg:x1="0.7cm" svg:y1="1.04cm" svg:x2="24.7cm" svg:y2="1.04cm">
        <text:p/>
      </draw:line>
      <draw:frame draw:style-name="Mgr5" draw:text-style-name="MP10" draw:layer="backgroundobjects" svg:width="5.2cm" svg:height="2.2cm" svg:x="19.91cm" svg:y="2.14cm">
        <draw:image xlink:href="Pictures/200000080000144F0000089683C4D963.svm" xlink:type="simple" xlink:show="embed" xlink:actuate="onLoad">
          <text:p/>
        </draw:image>
      </draw:frame>
      <draw:frame presentation:style-name="Mpr4" draw:layer="backgroundobjects" svg:width="18.45cm" svg:height="5.159cm" svg:x="1cm" svg:y="1.241cm" presentation:class="title">
        <draw:text-box>
          <text:p>Format des Titeltextes durch Klicken bearbeiten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4BFFADE3.jpg" xlink:type="simple" xlink:show="embed" xlink:actuate="onLoad">
          <text:p/>
        </draw:image>
      </draw:frame>
      <presentation:notes style:page-layout-name="PM0">
        <draw:page-thumbnail presentation:style-name="Vorlage_5f_Impress_5f_Präsentation-title" draw:layer="backgroundobjects" svg:width="14.848cm" svg:height="11.136cm" svg:x="3.075cm" svg:y="2.257cm" presentation:class="page"/>
        <draw:frame presentation:style-name="Vorlage_5f_Impress_5f_Präsentatio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Impress_5f_Präsentation1" style:display-name="Vorlage_Impress_Präsentation1" style:page-layout-name="PM1" draw:style-name="Mdp1">
      <draw:frame presentation:style-name="Mpr7" draw:layer="backgroundobjects" svg:width="18.45cm" svg:height="2.545cm" svg:x="0.7cm" svg:y="0.089cm" presentation:class="title">
        <draw:text-box>
          <text:p>Format des Titeltextes durch Klicken bearbeiten</text:p>
        </draw:text-box>
      </draw:frame>
      <draw:frame presentation:style-name="Mpr8" draw:layer="backgroundobjects" svg:width="23.933cm" svg:height="13.006cm" svg:x="0.697cm" svg:y="4.457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9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presentation:style-name="Mpr10" draw:text-style-name="MP10" draw:layer="backgroundobjects" svg:x1="0.7cm" svg:y1="1.04cm" svg:x2="24.7cm" svg:y2="1.04cm">
        <text:p/>
      </draw:line>
      <draw:line draw:style-name="Mgr7" draw:text-style-name="MP6" draw:layer="backgroundobjects" svg:x1="0.7cm" svg:y1="4.03cm" svg:x2="24.7cm" svg:y2="4.03cm">
        <text:p/>
      </draw:line>
      <draw:frame draw:style-name="Mgr5" draw:text-style-name="MP10" draw:layer="backgroundobjects" svg:width="5.2cm" svg:height="2.2cm" svg:x="19.91cm" svg:y="1.42cm">
        <draw:image xlink:href="Pictures/200000080000144F0000089683C4D963.svm" xlink:type="simple" xlink:show="embed" xlink:actuate="onLoad">
          <text:p/>
        </draw:image>
      </draw:fram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2-09">09.02.17</text:date></text:span><text:span text:style-name="MT2"> <text:s/>| <text:s/>TU Darmstadt <text:s/>| <text:s/>Fachgebiet Rechnersysteme <text:s/>| NAME <text:s/>| <text:s/></text:span><text:span text:style-name="MT2"><text:page-number>&lt;Foliennummer&gt;</text:page-number></text:span>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4BFFADE3.jpg" xlink:type="simple" xlink:show="embed" xlink:actuate="onLoad">
          <text:p/>
        </draw:image>
      </draw:frame>
      <presentation:notes style:page-layout-name="PM0">
        <draw:page-thumbnail presentation:style-name="Vorlage_5f_Impress_5f_Präsentation1-title" draw:layer="backgroundobjects" svg:width="0.001cm" svg:height="0.001cm" svg:x="0cm" svg:y="2.257cm" presentation:class="page"/>
        <draw:frame presentation:style-name="Vorlage_5f_Impress_5f_Präsentation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4T09:32:27.932059568</meta:creation-date>
    <meta:editing-duration>PT53M21S</meta:editing-duration>
    <meta:editing-cycles>14</meta:editing-cycles>
    <meta:generator>LibreOffice/4.4.7.2$Windows_x86 LibreOffice_project/f3153a8b245191196a4b6b9abd1d0da16eead600</meta:generator>
    <dc:date>2017-02-09T14:28:55.074000000</dc:date>
    <meta:document-statistic meta:object-count="81"/>
  </office:meta>
</office:document-meta>
</file>